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ial"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text-align="start" style:justify-single-word="false"/>
    </style:style>
    <style:style style:name="P2" style:family="paragraph" style:parent-style-name="Text_20_body">
      <style:text-properties fo:language="en" fo:country="US"/>
    </style:style>
    <style:style style:name="P3" style:family="paragraph" style:parent-style-name="Text_20_body" style:list-style-name="L1">
      <style:text-properties fo:language="en" fo:country="US"/>
    </style:style>
    <style:style style:name="P4" style:family="paragraph" style:parent-style-name="Text_20_body" style:list-style-name="L3">
      <style:text-properties fo:language="en" fo:country="US"/>
    </style:style>
    <style:style style:name="P5" style:family="paragraph" style:parent-style-name="Text_20_body" style:list-style-name="L4">
      <style:text-properties fo:language="en" fo:country="US"/>
    </style:style>
    <style:style style:name="P6" style:family="paragraph" style:parent-style-name="Text_20_body" style:list-style-name="L5">
      <style:text-properties fo:language="en" fo:country="US"/>
    </style:style>
    <style:style style:name="P7" style:family="paragraph" style:parent-style-name="Text_20_body" style:list-style-name="L7">
      <style:text-properties fo:language="en" fo:country="US"/>
    </style:style>
    <style:style style:name="P8" style:family="paragraph" style:parent-style-name="Text_20_body" style:list-style-name="L8">
      <style:text-properties fo:language="en" fo:country="US"/>
    </style:style>
    <style:style style:name="P9" style:family="paragraph" style:parent-style-name="Text_20_body" style:list-style-name="L9">
      <style:text-properties fo:language="en" fo:country="US"/>
    </style:style>
    <style:style style:name="P10" style:family="paragraph" style:parent-style-name="Text_20_body" style:list-style-name="L11">
      <style:text-properties fo:language="en" fo:country="US"/>
    </style:style>
    <style:style style:name="P11" style:family="paragraph" style:parent-style-name="Text_20_body" style:list-style-name="L12">
      <style:text-properties fo:language="en" fo:country="US"/>
    </style:style>
    <style:style style:name="P12" style:family="paragraph" style:parent-style-name="Text_20_body" style:list-style-name="L13">
      <style:text-properties fo:language="en" fo:country="US"/>
    </style:style>
    <style:style style:name="P13" style:family="paragraph" style:parent-style-name="Text_20_body" style:list-style-name="L14">
      <style:text-properties fo:language="en" fo:country="US"/>
    </style:style>
    <style:style style:name="P14" style:family="paragraph" style:parent-style-name="Text_20_body" style:list-style-name="L15">
      <style:text-properties fo:language="en" fo:country="US"/>
    </style:style>
    <style:style style:name="P15" style:family="paragraph" style:parent-style-name="Text_20_body" style:list-style-name="L16">
      <style:text-properties fo:language="en" fo:country="US" fo:font-weight="bold"/>
    </style:style>
    <style:style style:name="P16" style:family="paragraph" style:parent-style-name="Text_20_body" style:list-style-name="L2"/>
    <style:style style:name="P17" style:family="paragraph" style:parent-style-name="Text_20_body" style:list-style-name="L6"/>
    <style:style style:name="P18" style:family="paragraph" style:parent-style-name="Text_20_body" style:list-style-name="L10"/>
    <style:style style:name="P19" style:family="paragraph" style:parent-style-name="Text_20_body" style:list-style-name="L17"/>
    <style:style style:name="P20" style:family="paragraph" style:parent-style-name="Text_20_body" style:list-style-name="L5">
      <style:paragraph-properties fo:margin-top="0cm" fo:margin-bottom="0cm" loext:contextual-spacing="false"/>
      <style:text-properties fo:language="en" fo:country="US"/>
    </style:style>
    <style:style style:name="P21" style:family="paragraph" style:parent-style-name="Text_20_body" style:list-style-name="L6">
      <style:paragraph-properties fo:margin-top="0cm" fo:margin-bottom="0cm" loext:contextual-spacing="false"/>
      <style:text-properties fo:language="en" fo:country="US"/>
    </style:style>
    <style:style style:name="P22" style:family="paragraph" style:parent-style-name="Text_20_body" style:list-style-name="L13">
      <style:paragraph-properties fo:margin-top="0cm" fo:margin-bottom="0cm" loext:contextual-spacing="false"/>
      <style:text-properties fo:language="en" fo:country="US"/>
    </style:style>
    <style:style style:name="P23" style:family="paragraph" style:parent-style-name="Text_20_body" style:list-style-name="L14">
      <style:paragraph-properties fo:margin-top="0cm" fo:margin-bottom="0cm" loext:contextual-spacing="false"/>
      <style:text-properties fo:language="en" fo:country="US"/>
    </style:style>
    <style:style style:name="P24" style:family="paragraph" style:parent-style-name="Text_20_body" style:list-style-name="L15">
      <style:paragraph-properties fo:margin-top="0cm" fo:margin-bottom="0cm" loext:contextual-spacing="false"/>
      <style:text-properties fo:language="en" fo:country="US"/>
    </style:style>
    <style:style style:name="P25" style:family="paragraph" style:parent-style-name="Heading_20_4">
      <style:text-properties fo:language="en" fo:country="US"/>
    </style:style>
    <style:style style:name="P26" style:family="paragraph" style:parent-style-name="Heading_20_3">
      <style:text-properties fo:language="en" fo:country="US"/>
    </style:style>
    <style:style style:name="P27" style:family="paragraph" style:parent-style-name="Heading_20_2">
      <style:text-properties fo:language="en" fo:country="US"/>
    </style:style>
    <style:style style:name="P28" style:family="paragraph" style:parent-style-name="Preformatted_20_Text">
      <style:text-properties fo:language="en" fo:country="US"/>
    </style:style>
    <style:style style:name="P29" style:family="paragraph" style:parent-style-name="Preformatted_20_Text">
      <style:paragraph-properties fo:margin-top="0cm" fo:margin-bottom="0.499cm" loext:contextual-spacing="false"/>
    </style:style>
    <style:style style:name="P30" style:family="paragraph" style:parent-style-name="Preformatted_20_Text">
      <style:paragraph-properties fo:margin-top="0cm" fo:margin-bottom="0.499cm" loext:contextual-spacing="false"/>
      <style:text-properties fo:language="en" fo:country="US"/>
    </style:style>
    <style:style style:name="T1" style:family="text">
      <style:text-properties fo:font-style="italic"/>
    </style:style>
    <style:style style:name="T2" style:family="text">
      <style:text-properties fo:language="en" fo:country="US"/>
    </style:style>
    <style:style style:name="T3" style:family="text">
      <style:text-properties fo:language="en" fo:country="US" fo:font-weight="bold"/>
    </style:style>
    <style:style style:name="T4" style:family="text">
      <style:text-properties fo:font-weight="bold"/>
    </style:style>
    <style:style style:name="Sect1" style:family="section">
      <style:section-properties style:writing-mode="lr-tb" fo:margin-left="0cm" fo:margin-right="0cm" style:editable="false">
        <style:columns fo:column-count="1" fo:column-gap="0cm"/>
      </style:section-properties>
    </style:style>
    <style:style style:name="Sect2"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 text:name="reader-title"/>PHP Security Cheat Sheet - OWASP</text:h>
      <text:section text:style-name="Sect1" text:name="reader-header">
        <text:section text:style-name="Sect2" text:name="reader-credits">
          <text:p text:style-name="Text_20_body">Authors and Primary Editors</text:p>
        </text:section>
      </text:section>
      <text:section text:style-name="Sect1" text:name="moz-reader-content">
        <text:section text:style-name="Sect2" text:name="readability-page-1">
          <text:section text:style-name="Sect1" text:name="mw-content-text">
            <text:p text:style-name="Text_20_body"><text:span text:style-name="T2">This page intends to provide basic PHP security tips for developers and administrators. Keep in mind that tips mentioned in this page may not be sufficient for securing your web application. </text:span></text:p>
            <text:h text:style-name="P27" text:outline-level="2"><text:bookmark text:name="PHP_overview"/>PHP overview</text:h>
            <text:p text:style-name="P2">PHP is the most commonly used server-side programming language, with 81.8% of web servers deploying it, according to W3 Techs. </text:p>
            <text:p text:style-name="P2">An open source technology, PHP is unusual in that it is both a language <text:span text:style-name="T1">and</text:span> a web framework, with typical web framework features built-in to the language. Like all web languages, there is also a large community of libraries etc. that contribute to the security (or otherwise) of programming in PHP. All three aspects (language, framework, and libraries) need to be taken into consideration when trying to secure a PHP site. </text:p>
            <text:p text:style-name="P2">PHP is a 'grown' language rather than deliberately engineered, making writing insecure PHP applications far too easy and common. If you want to use PHP securely, then you should be aware of all its pitfalls. </text:p>
            <text:h text:style-name="P26" text:outline-level="3"><text:bookmark text:name="Language_issues"/>Language issues</text:h>
            <text:h text:style-name="P25" text:outline-level="4"><text:bookmark text:name="Weak_typing"/>Weak typing</text:h>
            <text:p text:style-name="P2">PHP is weakly typed, which means that it will automatically convert data of an incorrect type into the expected type. This feature very often masks errors by the developer or injections of unexpected data, leading to vulnerabilities (see “Input handling” below for an example). </text:p>
            <text:p text:style-name="Text_20_body"><text:span text:style-name="T2">Try to use functions and operators that do not do implicit type conversions (e.g. </text:span><text:span text:style-name="Source_20_Text"><text:span text:style-name="T2">===</text:span></text:span><text:span text:style-name="T2"> and not </text:span><text:span text:style-name="Source_20_Text"><text:span text:style-name="T2">==</text:span></text:span><text:span text:style-name="T2">). Not all operators have strict versions (for example greater than and less than), and many built-in functions (like </text:span><text:span text:style-name="Source_20_Text"><text:span text:style-name="T2">in_array</text:span></text:span><text:span text:style-name="T2">) use weakly typed comparison functions by default, making it difficult to write correct code. </text:span></text:p>
            <text:h text:style-name="P25" text:outline-level="4"><text:bookmark text:name="Exceptions_and_error_handling"/>Exceptions and error handling</text:h>
            <text:p text:style-name="P2">Almost all PHP builtins, and many PHP libraries, do not use exceptions, but instead report errors in other ways (such as via notices) that allow the faulty code to carry on running. This has the effect of masking many bugs. In many other languages, and most high level languages that compete with PHP, error conditions that are caused by developer errors, or runtime errors that the developer has failed to anticipate, will cause the program to stop running, which is the safest thing to do. </text:p>
            <text:p text:style-name="P2">Consider the following code which attempts to limit access to a certain function using a database query that checks to see if the username is on a black list: </text:p>
            <text:p text:style-name="P29"><text:soft-page-break/><text:s text:c="3"/><text:span text:style-name="T2">$db_link = mysqli_connect('localhost', 'dbuser', 'dbpassword', 'dbname');</text:span></text:p>
            <text:p text:style-name="Preformatted_20_Text"><text:s text:c="3"/><text:span text:style-name="T2">function can_access_feature($current_user) {</text:span></text:p>
            <text:p text:style-name="Preformatted_20_Text"><text:s text:c="7"/><text:span text:style-name="T2">global $db_link;</text:span></text:p>
            <text:p text:style-name="Preformatted_20_Text"><text:s text:c="7"/><text:span text:style-name="T2">$username = mysqli_real_escape_string($db_link, $current_user-&gt;username);</text:span></text:p>
            <text:p text:style-name="Preformatted_20_Text"><text:s text:c="7"/><text:span text:style-name="T2">$res = mysqli_query($db_link, "SELECT COUNT(id) FROM blacklisted_users WHERE username = '$username';");</text:span></text:p>
            <text:p text:style-name="Preformatted_20_Text"><text:s text:c="7"/><text:span text:style-name="T2">$row = mysqli_fetch_array($res);</text:span></text:p>
            <text:p text:style-name="Preformatted_20_Text"><text:s text:c="7"/><text:span text:style-name="T2">if ((int)$row[0] &gt; 0) {</text:span></text:p>
            <text:p text:style-name="Preformatted_20_Text"><text:s text:c="11"/><text:span text:style-name="T2">return false;</text:span></text:p>
            <text:p text:style-name="Preformatted_20_Text"><text:s text:c="7"/><text:span text:style-name="T2">} else {</text:span></text:p>
            <text:p text:style-name="Preformatted_20_Text"><text:s text:c="11"/><text:span text:style-name="T2">return true;</text:span></text:p>
            <text:p text:style-name="Preformatted_20_Text"><text:s text:c="7"/><text:span text:style-name="T2">}</text:span></text:p>
            <text:p text:style-name="P29"><text:s text:c="3"/><text:span text:style-name="T2">}</text:span></text:p>
            <text:p text:style-name="Preformatted_20_Text"><text:s text:c="3"/><text:span text:style-name="T2">if (!can_access_feature($current_user)) {</text:span></text:p>
            <text:p text:style-name="Preformatted_20_Text"><text:s text:c="7"/><text:span text:style-name="T2">exit();</text:span></text:p>
            <text:p text:style-name="Preformatted_20_Text"><text:s text:c="3"/><text:span text:style-name="T2">}</text:span></text:p>
            <text:p text:style-name="Preformatted_20_Text"><text:s text:c="3"/></text:p>
            <text:p text:style-name="P29"><text:s text:c="3"/><text:span text:style-name="T2">// Code for feature here</text:span></text:p>
            <text:p text:style-name="Text_20_body"><text:span text:style-name="T2"><text:line-break/>There are various runtime errors that could occur in this - for example, the database connection could fail, due to a wrong password or the server being down etc., or the connection could be closed by the server after it was opened client side. In these cases, by default the </text:span><text:span text:style-name="Source_20_Text"><text:span text:style-name="T2">mysqli_</text:span></text:span><text:span text:style-name="T2"> functions will issue warnings or notices, but will not throw exceptions or fatal errors. This means that the code simply carries on! The variable </text:span><text:span text:style-name="Source_20_Text"><text:span text:style-name="T2">$row</text:span></text:span><text:span text:style-name="T2"> becomes </text:span><text:span text:style-name="Source_20_Text"><text:span text:style-name="T2">NULL</text:span></text:span><text:span text:style-name="T2">, and PHP will evaluate </text:span><text:span text:style-name="Source_20_Text"><text:span text:style-name="T2">$row[0]</text:span></text:span><text:span text:style-name="T2"> also as </text:span><text:span text:style-name="Source_20_Text"><text:span text:style-name="T2">NULL</text:span></text:span><text:span text:style-name="T2">, and </text:span><text:span text:style-name="Source_20_Text"><text:span text:style-name="T2">(int)$row[0]</text:span></text:span><text:span text:style-name="T2"> as </text:span><text:span text:style-name="Source_20_Text"><text:span text:style-name="T2">0</text:span></text:span><text:span text:style-name="T2">, due to weak typing. Eventually the </text:span><text:span text:style-name="Source_20_Text"><text:span text:style-name="T2">can_access_feature</text:span></text:span><text:span text:style-name="T2"> function returns </text:span><text:span text:style-name="Source_20_Text"><text:span text:style-name="T2">true</text:span></text:span><text:span text:style-name="T2">, giving access to all users, whether they are on the blacklist or not. </text:span></text:p>
            <text:p text:style-name="Text_20_body"><text:span text:style-name="T2">If these native database APIs are used, error checking should be added at every point. However, since this requires additional work, and is easily missed, this is insecure by default. It also requires a lot of boilerplate. This is why accessing a database should always be done by using </text:span><text:a xlink:type="simple" xlink:href="http://php.net/manual/en/intro.pdo.php" text:style-name="Internet_20_link" text:visited-style-name="Visited_20_Internet_20_Link">PHP Data Objects (PDO)</text:a><text:span text:style-name="T2"> specified with the </text:span><text:a xlink:type="simple" xlink:href="http://php.net/manual/en/pdo.error-handling.php" text:style-name="Internet_20_link" text:visited-style-name="Visited_20_Internet_20_Link">ERRMODE_WARNING or ERRMODE_EXCEPTION flags</text:a><text:span text:style-name="T2"> unless there is a clearly compelling reason to use native drivers and careful error checking. </text:span></text:p>
            <text:p text:style-name="Text_20_body"><text:span text:style-name="T2">It is often best to turn up error reporting as high as possible using the </text:span><text:a xlink:type="simple" xlink:href="http://www.php.net/manual/en/function.error-reporting.php" text:style-name="Internet_20_link" text:visited-style-name="Visited_20_Internet_20_Link">error_reporting</text:a><text:span text:style-name="T2"> function, and never attempt to suppress error messages — always follow the warnings and write code that is more robust. </text:span></text:p>
            <text:h text:style-name="P25" text:outline-level="4"><text:bookmark text:name="php.ini"/>php.ini</text:h>
            <text:p text:style-name="P2">The behaviour of PHP code often depends strongly on the values of many configuration settings, including fundamental changes to things like how errors are handled. This can make it very difficult to write code that works correctly in all circumstances. Different libraries can have different expectations or requirements about these settings, making it difficult to correctly use 3rd party code. Some are mentioned below under “Configuration.” </text:p>
            <text:h text:style-name="P25" text:outline-level="4"><text:bookmark text:name="Unhelpful_builtins"/><text:soft-page-break/>Unhelpful builtins</text:h>
            <text:p text:style-name="Text_20_body"><text:span text:style-name="T2">PHP comes with many built-in functions, such as </text:span><text:span text:style-name="Source_20_Text"><text:span text:style-name="T2">addslashes</text:span></text:span><text:span text:style-name="T2">, </text:span><text:span text:style-name="Source_20_Text"><text:span text:style-name="T2">mysql_escape_string</text:span></text:span><text:span text:style-name="T2"> and </text:span><text:span text:style-name="Source_20_Text"><text:span text:style-name="T2">mysql_real_escape_string</text:span></text:span><text:span text:style-name="T2">, that appear to provide security, but are often buggy and, in fact, are unhelpful ways to deal with security problems. Some of these built-ins are being deprecated and removed, but due to backwards compatibility policies this takes a long time. </text:span></text:p>
            <text:p text:style-name="Text_20_body"><text:span text:style-name="T2">PHP also provides an 'array' data structure, which is used extensively in all PHP code and internally, that is a confusing mix between an array and a dictionary. This confusion can cause even experienced PHP developers to introduce critical security vulnerabilities such as </text:span><text:a xlink:type="simple" xlink:href="https://www.drupal.org/SA-CORE-2014-005" text:style-name="Internet_20_link" text:visited-style-name="Visited_20_Internet_20_Link">Drupal SA-CORE-2014-005</text:a><text:span text:style-name="T2"> (see </text:span><text:a xlink:type="simple" xlink:href="http://cgit.drupalcode.org/drupal/commit/?id=26a7752c34321fd9cb889308f507ca6bdb777f08" text:style-name="Internet_20_link" text:visited-style-name="Visited_20_Internet_20_Link">the patch</text:a><text:span text:style-name="T2">). </text:span></text:p>
            <text:h text:style-name="P26" text:outline-level="3"><text:bookmark text:name="Framework_issues"/>Framework issues</text:h>
            <text:h text:style-name="P25" text:outline-level="4"><text:bookmark text:name="URL_routing"/>URL routing</text:h>
            <text:p text:style-name="P2">PHP’s built-in URL routing mechanism is to use files ending in “.php” in the directory structure. This opens up several vulnerabilities: </text:p>
            <text:list xml:id="list2135696466160528373" text:style-name="L1">
              <text:list-item>
                <text:p text:style-name="P3">Remote execution vulnerability for every file upload feature that does not sanitise the filename. (In other words, the web server executes something instead of serving it). Ensure that when saving uploaded files, the content and filename are appropriately sanitised.</text:p>
              </text:list-item>
            </text:list>
            <text:list xml:id="list1472346290167620515" text:style-name="L2">
              <text:list-item>
                <text:p text:style-name="P16"><text:span text:style-name="T2">Source code, including config files, are stored in publicly accessible directories along with files that are meant to be downloaded (such as static assets). Misconfiguration (or lack of configuration) can mean that source code or config files that contain secret information can be downloaded by attackers. (In other words, the web server serves a resource which should have been private or executable only). You can use </text:span><text:span text:style-name="Source_20_Text"><text:span text:style-name="T2">.htaccess</text:span></text:span><text:span text:style-name="T2"> to limit access. This is not ideal, because it is insecure by default, but there is no other alternative.</text:span></text:p>
              </text:list-item>
            </text:list>
            <text:list xml:id="list8976417881422329457" text:style-name="L3">
              <text:list-item>
                <text:p text:style-name="P4">The URL routing mechanism is the same as the module system. This means it is often possible for attackers to use files as entry points which were not designed as such. This can open up vulnerabilities where authentication mechanisms are bypassed entirely - a simple refactoring that pulls code out into a separate file can open a vulnerability. This is made particularly easy in PHP because it has globally accessible request data ($_GET etc), so file-level code can be imperative code that operates on the request, rather than needing request handling code to be within function definitions.</text:p>
              </text:list-item>
            </text:list>
            <text:list xml:id="list5378027067900891242" text:style-name="L4">
              <text:list-item>
                <text:p text:style-name="P5">The lack of a proper URL routing mechanism often leads to developers creating their own ad-hoc methods. These are often insecure and fail to apply appropriate authorization restrictions on different request handling functionality.</text:p>
              </text:list-item>
            </text:list>
            <text:h text:style-name="P25" text:outline-level="4"><text:bookmark text:name="Input_handling"/><text:soft-page-break/>Input handling</text:h>
            <text:p text:style-name="P2">Instead of treating HTTP input as simple strings, PHP will build arrays from HTTP input, at the control of the client. This can lead to confusion about data, and can easily lead to security bugs. For example, consider this simplified code from a "one time nonce" mechanism that might be used, for example in a password reset code: </text:p>
            <text:p text:style-name="Preformatted_20_Text"><text:s text:c="3"/><text:span text:style-name="T2">$supplied_nonce = $_GET['nonce'];</text:span></text:p>
            <text:p text:style-name="Preformatted_20_Text"><text:s text:c="3"/><text:span text:style-name="T2">$correct_nonce = get_correct_value_somehow();</text:span></text:p>
            <text:p text:style-name="Preformatted_20_Text"><text:s text:c="3"/></text:p>
            <text:p text:style-name="Preformatted_20_Text"><text:s text:c="3"/><text:span text:style-name="T2">if (strcmp($supplied_nonce, $correct_nonce) == 0) {</text:span></text:p>
            <text:p text:style-name="Preformatted_20_Text"><text:s text:c="7"/><text:span text:style-name="T2">// Go ahead and reset the password</text:span></text:p>
            <text:p text:style-name="Preformatted_20_Text"><text:s text:c="3"/><text:span text:style-name="T2">} else {</text:span></text:p>
            <text:p text:style-name="Preformatted_20_Text"><text:s text:c="7"/><text:span text:style-name="T2">echo 'Sorry, incorrect link';</text:span></text:p>
            <text:p text:style-name="P29"><text:s text:c="3"/><text:span text:style-name="T2">}</text:span></text:p>
            <text:p text:style-name="P2">If an attacker uses a querystring like this: </text:p>
            <text:p text:style-name="P29"><text:s text:c="3"/><text:a xlink:type="simple" xlink:href="http://example.com/?nonce" text:style-name="Internet_20_link" text:visited-style-name="Visited_20_Internet_20_Link">http://example.com/?nonce</text:a><text:span text:style-name="T2">[]=a</text:span></text:p>
            <text:p text:style-name="Text_20_body"><text:span text:style-name="T2">then we end up with </text:span><text:span text:style-name="Source_20_Text"><text:span text:style-name="T2">$supplied_nonce</text:span></text:span><text:span text:style-name="T2"> being an array. The function </text:span><text:span text:style-name="Source_20_Text"><text:span text:style-name="T2">strcmp()</text:span></text:span><text:span text:style-name="T2"> will then return </text:span><text:span text:style-name="Source_20_Text"><text:span text:style-name="T2">NULL</text:span></text:span><text:span text:style-name="T2"> (instead of throwing an exception, which would be much more useful), and then, due to weak typing and the use of the </text:span><text:span text:style-name="Source_20_Text"><text:span text:style-name="T2">==</text:span></text:span><text:span text:style-name="T2"> (equality) operator instead of the </text:span><text:span text:style-name="Source_20_Text"><text:span text:style-name="T2">===</text:span></text:span><text:span text:style-name="T2"> (identity) operator, the comparison succeeds (since the expression </text:span><text:span text:style-name="Source_20_Text"><text:span text:style-name="T2">NULL == 0</text:span></text:span><text:span text:style-name="T2"> is true according to PHP), and the attacker will be able to reset the password without providing a correct nonce. </text:span></text:p>
            <text:p text:style-name="Text_20_body"><text:span text:style-name="T2">Exactly the same issue, combined with the confusion of PHP's 'array' data structure, can be exploited in issues such as </text:span><text:a xlink:type="simple" xlink:href="https://www.drupal.org/SA-CORE-2014-005" text:style-name="Internet_20_link" text:visited-style-name="Visited_20_Internet_20_Link">Drupal SA-CORE-2014-005</text:a><text:span text:style-name="T2"> - see </text:span><text:a xlink:type="simple" xlink:href="http://www.zoubi.me/blog/drupageddon-sa-core-2014-005-drupal-7-sql-injection-exploit-demo" text:style-name="Internet_20_link" text:visited-style-name="Visited_20_Internet_20_Link">example exploit</text:a><text:span text:style-name="T2">. </text:span></text:p>
            <text:h text:style-name="P25" text:outline-level="4"><text:bookmark text:name="Template_language"/>Template language</text:h>
            <text:p text:style-name="P2">PHP is essentially a template language. However, it doesn't do HTML escaping by default, which makes it very problematic for use in a web application - see section on XSS below. </text:p>
            <text:h text:style-name="P25" text:outline-level="4"><text:bookmark text:name="Other_inadequacies"/>Other inadequacies</text:h>
            <text:p text:style-name="P2">There are other important things that a web framework should supply, such as a CSRF protection mechanism that is on by default. Because PHP comes with a rudimentary web framework that is functional enough to allow people to create web sites, many people will do so without any knowledge that they need CSRF protection. </text:p>
            <text:h text:style-name="P26" text:outline-level="3"><text:bookmark text:name="Third_party_PHP_code"/>Third party PHP code</text:h>
            <text:p text:style-name="P2">Libraries and projects written in PHP are often insecure due to the problems highlighted above, especially when proper web frameworks are not used. Do not trust PHP code that you find on the web, as many security vulnerabilities can hide in seemingly innocent code. </text:p>
            <text:p text:style-name="P2">Poorly written PHP code often results in warnings being emitted, which can cause problems. A common solution is to turn off all notices, which is exactly the opposite of what ought to be done (see above), and leads to progressively worse code. </text:p>
            <text:h text:style-name="P27" text:outline-level="2"><text:bookmark text:name="Update_PHP_regularly"/><text:soft-page-break/>Update PHP regularly</text:h>
            <text:p text:style-name="P2">Keep in mind that you should regularly upgrade your PHP distribution on an operational server. Every day new flaws are discovered and announced in PHP and attackers use these new flaws on random servers frequently. </text:p>
            <text:p text:style-name="Text_20_body"><text:span text:style-name="T2">The behaviour of PHP is strongly affected by configuration, which can be done through the "php.ini" file, Apache configuration directives and runtime mechanisms - see </text:span><text:a xlink:type="simple" xlink:href="http://www.php.net/manual/en/configuration.php" text:style-name="Internet_20_link" text:visited-style-name="Visited_20_Internet_20_Link">http://www.php.net/manual/en/configuration.php</text:a><text:span text:style-name="T2"> </text:span></text:p>
            <text:p text:style-name="P2">There are many security related configuration options. Some are listed below: </text:p>
            <text:h text:style-name="P27" text:outline-level="2"><text:bookmark text:name="SetHandler"/>SetHandler</text:h>
            <text:p text:style-name="P2">PHP code should be configured to run using a 'SetHandler' directive. In many instances, it is wrongly configured using an 'AddHander' directive. This works, but also makes other files executable as PHP code - for example, a file name "foo.php.txt" will be handled as PHP code, which can be a very serious remote execution vulnerability if "foo.php.txt" was not intended to be executed (e.g. example code) or came from a malicious file upload. </text:p>
            <text:p text:style-name="P2">All data that is a product, or subproduct, of user input is to NOT be trusted. They have to either be validated, using the correct methodology, or filtered, before considering them untainted. </text:p>
            <text:p text:style-name="Text_20_body"><text:span text:style-name="T2">Super globals which are not to be trusted are </text:span><text:span text:style-name="Source_20_Text"><text:span text:style-name="T2">$_SERVER</text:span></text:span><text:span text:style-name="T2">, </text:span><text:span text:style-name="Source_20_Text"><text:span text:style-name="T2">$_GET</text:span></text:span><text:span text:style-name="T2">, </text:span><text:span text:style-name="Source_20_Text"><text:span text:style-name="T2">$_POST</text:span></text:span><text:span text:style-name="T2">, </text:span><text:span text:style-name="Source_20_Text"><text:span text:style-name="T2">$_REQUEST</text:span></text:span><text:span text:style-name="T2">, </text:span><text:span text:style-name="Source_20_Text"><text:span text:style-name="T2">$_FILES</text:span></text:span><text:span text:style-name="T2"> and </text:span><text:span text:style-name="Source_20_Text"><text:span text:style-name="T2">$_COOKIE</text:span></text:span><text:span text:style-name="T2">. Not all data in </text:span><text:span text:style-name="Source_20_Text"><text:span text:style-name="T2">$_SERVER</text:span></text:span><text:span text:style-name="T2"> can be faked by the user, but a considerable amount in it can, particularly and specially everything that deals with HTTP headers (they start with </text:span><text:span text:style-name="Source_20_Text"><text:span text:style-name="T2">HTTP_</text:span></text:span><text:span text:style-name="T2">). </text:span></text:p>
            <text:h text:style-name="P27" text:outline-level="2"><text:bookmark text:name="File_uploads"/>File uploads</text:h>
            <text:p text:style-name="P2">Files received from a user pose various security threats, especially if other users can download these files. In particular: </text:p>
            <text:list xml:id="list397190494639351229" text:style-name="L5">
              <text:list-item>
                <text:p text:style-name="P20">Any file served as HTML can be used to do an XSS attack </text:p>
              </text:list-item>
              <text:list-item>
                <text:p text:style-name="P6">Any file treated as PHP can be used to do an extremely serious attack - a remote execution vulnerability.</text:p>
              </text:list-item>
            </text:list>
            <text:p text:style-name="P2">Since PHP is designed to make it very easy to execute PHP code (just a file with the right extension), it is particularly important for PHP sites (any site with PHP installed and configured) to ensure that uploaded files are only saved with sanitised file names. </text:p>
            <text:h text:style-name="P27" text:outline-level="2"><text:bookmark text:name="Common_mistakes_on_the_processing_of_.24_FILES_array"/>Common mistakes on the processing of $_FILES array</text:h>
            <text:p text:style-name="P2">It is common to find code snippets online doing something similar to the following code: </text:p>
            <text:p text:style-name="Preformatted_20_Text"><text:s text:c="3"/><text:span text:style-name="T2">if ($_FILES['some_name']['type'] == 'image/jpeg') { <text:s/></text:span></text:p>
            <text:p text:style-name="Preformatted_20_Text"><text:s text:c="7"/><text:span text:style-name="T2">//Proceed to accept the file as a valid image</text:span></text:p>
            <text:p text:style-name="P29"><text:s text:c="3"/><text:span text:style-name="T2">}</text:span></text:p>
            <text:p text:style-name="P2"><text:soft-page-break/>However, the type is not determined by using heuristics that validate it, but by simply reading the data sent by the HTTP request, which is created by a client. A better, yet not perfect, way of validating file types is to use finfo class. </text:p>
            <text:p text:style-name="Preformatted_20_Text"><text:s text:c="3"/><text:span text:style-name="T2">$finfo = new finfo(FILEINFO_MIME_TYPE);</text:span></text:p>
            <text:p text:style-name="Preformatted_20_Text"><text:s text:c="3"/><text:span text:style-name="T2">$fileContents = file_get_contents($_FILES['some_name']['tmp_name']);</text:span></text:p>
            <text:p text:style-name="P29"><text:s text:c="3"/><text:span text:style-name="T2">$mimeType = $finfo-&gt;buffer($fileContents);</text:span></text:p>
            <text:p text:style-name="P2">Where $mimeType is a better checked file type. This uses more resources on the server, but can prevent the user from sending a dangerous file and fooling the code into trusting it as an image, which would normally be regarded as a safe file type. </text:p>
            <text:h text:style-name="P27" text:outline-level="2"><text:bookmark text:name="Use_of_.24_REQUEST"/>Use of $_REQUEST</text:h>
            <text:p text:style-name="P2">Using $_REQUEST is strongly discouraged. This super global is not recommended since it includes not only POST and GET data, but also the cookies sent by the request. All of this data is combined into one array, making it almost impossible to determine the source of the data. This can lead to confusion and makes your code prone to mistakes, which could lead to security problems. </text:p>
            <text:p text:style-name="P2">Since a single SQL Injection vulnerability permits the hacking of your website, and every hacker first tries SQL injection flaws, fixing SQL injections are the first step to securing your PHP powered application. Abide to the following rules: </text:p>
            <text:h text:style-name="P27" text:outline-level="2"><text:bookmark text:name="Never_concatenate_or_interpolate_data_in_SQL"/>Never concatenate or interpolate data in SQL</text:h>
            <text:p text:style-name="P2">Never build up a string of SQL that includes user data, either by concatenation: </text:p>
            <text:p text:style-name="P29"><text:s text:c="3"/><text:span text:style-name="T2">$sql = "SELECT * FROM users WHERE username = '" . $username . "';";</text:span></text:p>
            <text:p text:style-name="P2">or interpolation, which is essentially the same: </text:p>
            <text:p text:style-name="P29"><text:s text:c="3"/><text:span text:style-name="T2">$sql = "SELECT * FROM users WHERE username = '$username';";</text:span></text:p>
            <text:p text:style-name="Text_20_body"><text:span text:style-name="T2">If '$username' has come from an untrusted source (and you must assume it has, since you cannot easily see that in source code), it could contain characters such as ' that will allow an attacker to execute very different queries than the one intended, including deleting your entire database etc. Using prepared statements and bound parameters is a much better solution. PHP's [mysqli](</text:span><text:a xlink:type="simple" xlink:href="http://php.net/mysqli" text:style-name="Internet_20_link" text:visited-style-name="Visited_20_Internet_20_Link">http://php.net/mysqli</text:a><text:span text:style-name="T2">) and [PDO](</text:span><text:a xlink:type="simple" xlink:href="http://php.net/pdo" text:style-name="Internet_20_link" text:visited-style-name="Visited_20_Internet_20_Link">http://php.net/pdo</text:a><text:span text:style-name="T2">) functionality includes this feature (see below). </text:span></text:p>
            <text:h text:style-name="P27" text:outline-level="2"><text:bookmark text:name="Escaping_is_not_safe"/>Escaping is not safe</text:h>
            <text:p text:style-name="P2"><text:span text:style-name="T4">mysql_real_escape_string</text:span> is not safe. Don't rely on it for your SQL injection prevention. </text:p>
            <text:p text:style-name="P2"><text:span text:style-name="T4">Why:</text:span> When you use mysql_real_escape_string on every variable and then concat it to your query, <text:span text:style-name="T1">you are bound to forget that at least once</text:span>, and once is all it takes. You can't force yourself in any way to never forget. In addition, you have to ensure that you use quotes in the SQL as well, which is not a natural thing to do if you are assuming the data is numeric, for example. Instead use prepared statements, or equivalent APIs that always do <text:soft-page-break/>the correct kind of SQL escaping for you. (Most ORMs will do this escaping, as well as creating the SQL for you). </text:p>
            <text:h text:style-name="P27" text:outline-level="2"><text:bookmark text:name="Use_Prepared_Statements"/>Use Prepared Statements</text:h>
            <text:p text:style-name="P2">Prepared statements are very secure. In a prepared statement, data is separated from the SQL command, so that everything user inputs is considered data and put into the table the way it was. </text:p>
            <text:p text:style-name="Text_20_body"><text:span text:style-name="T2">See the PHP docs on </text:span><text:a xlink:type="simple" xlink:href="http://php.net/manual/en/mysqli.quickstart.prepared-statements.php" text:style-name="Internet_20_link" text:visited-style-name="Visited_20_Internet_20_Link">MySQLi prepared statements</text:a><text:span text:style-name="T2"> and </text:span><text:a xlink:type="simple" xlink:href="http://php.net/manual/en/pdo.prepare.php" text:style-name="Internet_20_link" text:visited-style-name="Visited_20_Internet_20_Link">PDO prepared statements</text:a><text:span text:style-name="T2"> </text:span></text:p>
            <text:h text:style-name="P26" text:outline-level="3"><text:bookmark text:name="Where_prepared_statements_do_not_work"/>Where prepared statements do not work</text:h>
            <text:p text:style-name="Text_20_body"><text:span text:style-name="T2">The problem is, when you need to build dynamic queries, or need to set variables not supported as a prepared variable, or your database engine does not support prepared statements. For example, PDO MySQL does not support ? as LIMIT specifier. Additionally, they cannot be used for things like table names or columns in `SELECT` statements. In these cases, you should use query builder that is provided by a framework, if available. If not, several packages are available for use via </text:span><text:a xlink:type="simple" xlink:href="http://getcomposer.org/" text:style-name="Internet_20_link" text:visited-style-name="Visited_20_Internet_20_Link">Composer</text:a><text:span text:style-name="T2"> and </text:span><text:a xlink:type="simple" xlink:href="http://packagist.org/" text:style-name="Internet_20_link" text:visited-style-name="Visited_20_Internet_20_Link">Packagist</text:a><text:span text:style-name="T2"> Do not roll your own. </text:span></text:p>
            <text:h text:style-name="P27" text:outline-level="2"><text:bookmark text:name="ORM"/>ORM</text:h>
            <text:p text:style-name="Text_20_body"><text:span text:style-name="T2">ORMs (Object Relational Mappers) are good security practice. If you're using an ORM (like </text:span><text:a xlink:type="simple" xlink:href="http://www.doctrine-project.org/" text:style-name="Internet_20_link" text:visited-style-name="Visited_20_Internet_20_Link">Doctrine</text:a><text:span text:style-name="T2">) in your PHP project, you're still prone to SQL attacks. Although injecting queries in ORM's is much harder, keep in mind that concatenating ORM queries makes for the same flaws that concatenating SQL queries, so </text:span><text:span text:style-name="T3">NEVER</text:span><text:span text:style-name="T2"> concatenate strings sent to a database. ORM's support prepared statements as well. </text:span></text:p>
            <text:p text:style-name="P2">Always be sure to evaluate the code of *any* ORM you use to validate how it handles the execution of the SQL it generates. Ensure it does not concatenate the values and instead uses prepared statements internally as well as following good security practices. </text:p>
            <text:h text:style-name="P27" text:outline-level="2"><text:bookmark text:name="Encoding_Issues"/>Encoding Issues</text:h>
            <text:h text:style-name="P26" text:outline-level="3"><text:bookmark text:name="Use_UTF-8_unless_necessary"/>Use UTF-8 unless necessary</text:h>
            <text:p text:style-name="P2">Many new attack vectors rely on encoding bypassing. Use UTF-8 as your database and application charset unless you have a mandatory requirement to use another encoding. </text:p>
            <text:p text:style-name="Preformatted_20_Text"><text:s text:c="3"/><text:span text:style-name="T2">$DB = new mysqli($Host, $Username, $Password, $DatabaseName);</text:span></text:p>
            <text:p text:style-name="Preformatted_20_Text"><text:s text:c="3"/><text:span text:style-name="T2">if (mysqli_connect_errno())</text:span></text:p>
            <text:p text:style-name="Preformatted_20_Text"><text:s text:c="7"/><text:span text:style-name="T2">trigger_error("Unable to connect to MySQLi database.");</text:span></text:p>
            <text:p text:style-name="P29"><text:s text:c="3"/><text:span text:style-name="T2">$DB-&gt;set_charset('utf8');</text:span></text:p>
            <text:p text:style-name="P2">SQL aside, there are a few more injections possible <text:span text:style-name="T1">and common</text:span> in PHP: </text:p>
            <text:h text:style-name="P27" text:outline-level="2"><text:bookmark text:name="Shell_Injection"/><text:soft-page-break/>Shell Injection</text:h>
            <text:p text:style-name="P2">A few PHP functions namely </text:p>
            <text:list xml:id="list3458642543812747496" text:style-name="L6">
              <text:list-item>
                <text:p text:style-name="P21">shell_exec </text:p>
              </text:list-item>
              <text:list-item>
                <text:p text:style-name="P21">exec </text:p>
              </text:list-item>
              <text:list-item>
                <text:p text:style-name="P21">passthru </text:p>
              </text:list-item>
              <text:list-item>
                <text:p text:style-name="P21">system </text:p>
              </text:list-item>
              <text:list-item>
                <text:p text:style-name="P17"><text:a xlink:type="simple" xlink:href="http://no2.php.net/manual/en/language.operators.execution.php" text:style-name="Internet_20_link" text:visited-style-name="Visited_20_Internet_20_Link">backtick operator</text:a><text:span text:style-name="T2"> ( ` )</text:span></text:p>
              </text:list-item>
            </text:list>
            <text:p text:style-name="P2">run a string as shell scripts and commands. Input provided to these functions (specially backtick operator that is not like a function). Depending on your configuration, shell script injection can cause your application settings and configuration to leak, or your whole server to be hijacked. This is a very dangerous injection and is somehow considered the haven of an attacker. </text:p>
            <text:p text:style-name="P2">Never pass tainted input to these functions - that is input somehow manipulated by the user - unless you're absolutely sure there's no way for it to be dangerous (which you never are without whitelisting). Escaping and any other countermeasures are ineffective, there are plenty of vectors for bypassing each and every one of them; don't believe what novice developers tell you. </text:p>
            <text:h text:style-name="P27" text:outline-level="2"><text:bookmark text:name="Code_Injection"/>Code Injection</text:h>
            <text:p text:style-name="P2">All interpreted languages such as PHP, have some function that accepts a string and runs that in that language. In PHP this function is named eval(). Using eval is a very bad practice, not just for security. If you're absolutely sure you have no other way but eval, use it without any tainted input. Eval is usually also slower. </text:p>
            <text:p text:style-name="Text_20_body"><text:span text:style-name="T2">Function preg_replace() should not be used with unsanitised user input, because the payload will be </text:span><text:a xlink:type="simple" xlink:href="http://stackoverflow.com/a/4292439" text:style-name="Internet_20_link" text:visited-style-name="Visited_20_Internet_20_Link">eval()'ed</text:a><text:span text:style-name="T2">. </text:span></text:p>
            <text:p text:style-name="P29"><text:s text:c="3"/><text:span text:style-name="T2">preg_replace("/.*/e","system('echo /etc/passwd')");</text:span></text:p>
            <text:p text:style-name="P2">Reflection also could have code injection flaws. Refer to the appropriate reflection documentations, since it is an advanced topic. </text:p>
            <text:h text:style-name="P27" text:outline-level="2"><text:bookmark text:name="Other_Injections"/>Other Injections</text:h>
            <text:p text:style-name="P2">LDAP, XPath and any other third party application that runs a string, is vulnerable to injection. Always keep in mind that some strings are not data, but commands and thus should be secure before passing to third party libraries. </text:p>
            <text:p text:style-name="P2">There are two scenarios when it comes to XSS, each one to be mitigated accordingly: </text:p>
            <text:h text:style-name="P27" text:outline-level="2"><text:bookmark text:name="No_Tags"/><text:soft-page-break/>No Tags</text:h>
            <text:p text:style-name="P2">Most of the time, there is no need for user supplied data to contain unescaped HTML tags when output. For example when you're about to dump a textbox value, or output user data in a cell. </text:p>
            <text:p text:style-name="P2">If you are using standard PHP for templating, or `echo` etc., then you can mitigate XSS in this case by applying 'htmlspecialchars' to the data, or the following function (which is essentially a more convenient wrapper around 'htmlspecialchars'). <text:span text:style-name="T4">However, this is not recommended</text:span>. The problem is that you have to remember to apply it every time, and if you forget once, you have an XSS vulnerability. Methodologies that are insecure by default must be treated as insecure. </text:p>
            <text:p text:style-name="P2">Instead of this, you should use a template engine that applies HTML escaping <text:span text:style-name="T4">by default</text:span> - see below. All HTML should be passed out through the template engine. </text:p>
            <text:p text:style-name="P2">If you cannot switch to a secure template engine, you can use the function below on all untrusted data. </text:p>
            <text:p text:style-name="P2"><text:span text:style-name="T4">Keep in mind that this scenario won't mitigate XSS when you use user input in dangerous elements (style, script, image's src, a, etc.)</text:span>, but mostly you don't. Also keep in mind that every output that is not intended to contain HTML tags should be sent to the browser filtered with the following function. </text:p>
            <text:p text:style-name="P28">//xss mitigation functions</text:p>
            <text:p text:style-name="P28">function xssafe($data,$encoding='UTF-8')</text:p>
            <text:p text:style-name="P28">{</text:p>
            <text:p text:style-name="Preformatted_20_Text"><text:s text:c="3"/><text:span text:style-name="T2">return htmlspecialchars($data,ENT_QUOTES | ENT_HTML401,$encoding);</text:span></text:p>
            <text:p text:style-name="P28">}</text:p>
            <text:p text:style-name="P28">function xecho($data)</text:p>
            <text:p text:style-name="P28">{</text:p>
            <text:p text:style-name="Preformatted_20_Text"><text:s text:c="3"/><text:span text:style-name="T2">echo xssafe($data);</text:span></text:p>
            <text:p text:style-name="P30">}</text:p>
            <text:p text:style-name="P28">//usage example</text:p>
            <text:p text:style-name="P28">&lt;input type='text' name='test' value='&lt;?php </text:p>
            <text:p text:style-name="P28">xecho ("' onclick='alert(1)");</text:p>
            <text:p text:style-name="P30">?&gt;' /&gt;</text:p>
            <text:h text:style-name="P27" text:outline-level="2"><text:bookmark text:name="Untrusted_Tags"/>Untrusted Tags</text:h>
            <text:p text:style-name="P2">When you need to allow users to supply HTML tags that are used in your output, such as rich blog comments, forum posts, blog posts and etc., but cannot trust the user, you have to use a <text:span text:style-name="T4">Secure Encoding</text:span> library. This is usually hard and slow, and that's why most applications have XSS vulnerabilities in them. OWASP ESAPI has a bunch of codecs for encoding different sections of data. There's also OWASP AntiSammy and HTMLPurifier for PHP. Each of these require lots of configuration and learning to perform well, but you need them when you want that good of an application. </text:p>
            <text:h text:style-name="P27" text:outline-level="2"><text:bookmark text:name="Templating_engines"/><text:soft-page-break/>Templating engines</text:h>
            <text:p text:style-name="Text_20_body"><text:span text:style-name="T2">There are several templating engines that can help the programmer (and designer) to output data and protect from most XSS vulnerabilities. While their primary goal isn't security, but improving the designing experience, most important templating engines automatically escape the variables on output and force the developer to explicitly indicate if there is a variable that shouldn't be escaped. This makes output of variables have a white-list behavior. There exist several of these engines. A good example is twig</text:span><text:a xlink:type="simple" xlink:href="http://twig.sensiolabs.org/" text:style-name="Internet_20_link" text:visited-style-name="Visited_20_Internet_20_Link">[1]</text:a><text:span text:style-name="T2">. Other popular template engines are Smarty, Haanga and Rain TPL. </text:span></text:p>
            <text:p text:style-name="P2">Templating engines that follow a white-list approach to escaping are essential for properly dealing with XSS, because if you are manually applying escaping, it is too easy to forget, and developers should always use systems that are secure by default if they take security seriously. </text:p>
            <text:h text:style-name="P27" text:outline-level="2"><text:bookmark text:name="Other_Tips"/>Other Tips</text:h>
            <text:list xml:id="list5397505834841191742" text:style-name="L7">
              <text:list-item>
                <text:p text:style-name="P7">Don't have a <text:span text:style-name="T4">trusted section</text:span> in any web application. Many developers tend to leave admin areas out of XSS mitigation, but most intruders are interested in admin cookies and XSS. Every output should be cleared by the functions provided above, if it has a variable in it. Remove every instance of echo, print, and printf from your application and replace them with a secure template engine.</text:p>
              </text:list-item>
            </text:list>
            <text:list xml:id="list8619166944919495541" text:style-name="L8">
              <text:list-item>
                <text:p text:style-name="P8">HTTP-Only cookies are a very good practice, for a near future when every browser is compatible. Start using them now. (See PHP.ini configuration for best practice)</text:p>
              </text:list-item>
            </text:list>
            <text:list xml:id="list4784857141786135375" text:style-name="L9">
              <text:list-item>
                <text:p text:style-name="P9">The function declared above, only works for valid HTML syntax. If you put your Element Attributes without quotation, you're doomed. Go for valid HTML.</text:p>
              </text:list-item>
            </text:list>
            <text:list xml:id="list8925387078283718587" text:style-name="L10">
              <text:list-item>
                <text:p text:style-name="P18"><text:a xlink:type="simple" xlink:href="https://www.owasp.org/index.php/Reflected_XSS" text:style-name="Internet_20_link" text:visited-style-name="Visited_20_Internet_20_Link">Reflected XSS</text:a><text:span text:style-name="T2"> is as dangerous as normal XSS, and usually comes at the most dusty corners of an application. Seek it and mitigate it.</text:span></text:p>
              </text:list-item>
            </text:list>
            <text:list xml:id="list3311265067243141835" text:style-name="L11">
              <text:list-item>
                <text:p text:style-name="P10">Not every PHP installation has a working <text:span text:style-name="T4">mhash</text:span> extension, so if you need to do hashing, check it before using it. Otherwise you can't do SHA-256</text:p>
              </text:list-item>
            </text:list>
            <text:list xml:id="list5905001009488596705" text:style-name="L12">
              <text:list-item>
                <text:p text:style-name="P11">Not every PHP installation has a working <text:span text:style-name="T4">mcrypt</text:span> extension, and without it you can't do AES. Do check if you need it.</text:p>
              </text:list-item>
            </text:list>
            <text:p text:style-name="P2">CSRF mitigation is easy in theory, but hard to implement correctly. First, a few tips about CSRF: </text:p>
            <text:list xml:id="list6235147738738247328" text:style-name="L13">
              <text:list-item>
                <text:p text:style-name="P22">Every request that does something noteworthy, should be CSRF mitigated. Noteworthy things are changes to the system, and reads that take a long time. </text:p>
              </text:list-item>
              <text:list-item>
                <text:p text:style-name="P12">CSRF mostly happens on GET, but is easy to happen on POST. Don't ever think that post is secure.</text:p>
              </text:list-item>
            </text:list>
            <text:p text:style-name="Text_20_body"><text:span text:style-name="T2">The </text:span><text:a xlink:type="simple" xlink:href="https://www.owasp.org/index.php/PHP_CSRF_Guard" text:style-name="Internet_20_link" text:visited-style-name="Visited_20_Internet_20_Link">OWASP PHP CSRFGuard</text:a><text:span text:style-name="T2"> is a code snippet that shows how to mitigate CSRF. Only copy pasting it is not enough. In the near future, a copy-pasteable version would be available (hopefully). For now, mix that with the following tips: </text:span></text:p>
            <text:list xml:id="list8892054309214841033" text:style-name="L14">
              <text:list-item>
                <text:p text:style-name="P23"><text:soft-page-break/>Use re-authentication for critical operations (change password, recovery email, etc.) </text:p>
              </text:list-item>
              <text:list-item>
                <text:p text:style-name="P23">If you're not sure whether your operation is CSRF proof, consider adding CAPTCHAs (however CAPTCHAs are inconvenience for users) </text:p>
              </text:list-item>
              <text:list-item>
                <text:p text:style-name="P23">If you're performing operations based on other parts of a request (neither GET nor POST) e.g Cookies or HTTP Headers, you might need to add CSRF tokens there as well. </text:p>
              </text:list-item>
              <text:list-item>
                <text:p text:style-name="P23">AJAX powered forms need to re-create their CSRF tokens. Use the function provided above (in code snippet) for that and never rely on Javascript. </text:p>
              </text:list-item>
              <text:list-item>
                <text:p text:style-name="P13">CSRF on GET or Cookies will lead to inconvenience, consider your design and architecture for best practices.</text:p>
              </text:list-item>
            </text:list>
            <text:p text:style-name="P2">PHP doesn't ship with a readily available authentication module, you need to implement your own or use a PHP framework, unfortunately most PHP frameworks are far from perfect in this manner, due to the fact that they are developed by open source developer community rather than security experts. A few instructive and useful tips are listed below: </text:p>
            <text:h text:style-name="P27" text:outline-level="2"><text:bookmark text:name="Session_Management"/>Session Management</text:h>
            <text:p text:style-name="P2">PHP's default session facilities are considered safe, the generated PHPSessionID is random enough, but the storage is not necessarily safe: </text:p>
            <text:list xml:id="list6779297713498980833" text:style-name="L15">
              <text:list-item>
                <text:p text:style-name="P24">Session files are stored in temp (/tmp) folder and are world writable unless suPHP installed, so any LFI or other leak might end-up manipulating them. </text:p>
              </text:list-item>
              <text:list-item>
                <text:p text:style-name="P24">Sessions are stored in files in default configuration, which is terribly slow for highly visited websites. You can store them on a memory folder (if UNIX). </text:p>
              </text:list-item>
              <text:list-item>
                <text:p text:style-name="P14">You can implement your own session mechanism, without ever relying on PHP for it. If you did that, store session data in a database. You could use all, some or none of the PHP functionality for session handling if you go with that.</text:p>
              </text:list-item>
            </text:list>
            <text:h text:style-name="P26" text:outline-level="3"><text:bookmark text:name="Session_Hijacking_Prevention"/>Session Hijacking Prevention</text:h>
            <text:p text:style-name="P2">It is good practice to bind sessions to IP addresses, that would prevent most session hijacking scenarios (but not all), however some users might use anonymity tools (such as TOR) and they would have problems with your service. </text:p>
            <text:p text:style-name="P2">To implement this, simply store the client IP in the session first time it is created, and enforce it to be the same afterwards. The code snippet below returns client IP address: </text:p>
            <text:p text:style-name="P30">$IP = getenv ( "REMOTE_ADDR" );</text:p>
            <text:p text:style-name="Text_20_body"><text:span text:style-name="T2">Keep in mind that in local environments, a valid IP is not returned, and usually the string </text:span><text:span text:style-name="T3">:::1</text:span><text:span text:style-name="T2"> or </text:span><text:span text:style-name="T3">:::127</text:span><text:span text:style-name="T2"> might pop up, thus adapt your IP checking logic. Also beware of versions of this code which make use of the HTTP_X_FORWARDED_FOR variable as this data is effectively user input and therefore susceptible to spoofing (more information </text:span><text:a xlink:type="simple" xlink:href="http://www.thespanner.co.uk/2007/12/02/faking-the-unexpected/" text:style-name="Internet_20_link" text:visited-style-name="Visited_20_Internet_20_Link">here</text:a><text:span text:style-name="T2"> and </text:span><text:a xlink:type="simple" xlink:href="http://security.stackexchange.com/a/34327/37" text:style-name="Internet_20_link" text:visited-style-name="Visited_20_Internet_20_Link">here</text:a><text:span text:style-name="T2"> ) </text:span></text:p>
            <text:h text:style-name="P26" text:outline-level="3"><text:bookmark text:name="Invalidate_Session_ID"/><text:soft-page-break/>Invalidate Session ID</text:h>
            <text:p text:style-name="P2">You should invalidate (unset cookie, unset session storage, remove traces) of a session whenever a violation occurs (e.g 2 IP addresses are observed). A log event would prove useful. Many applications also notify the logged in user (e.g GMail). </text:p>
            <text:h text:style-name="P26" text:outline-level="3"><text:bookmark text:name="Rolling_of_Session_ID"/>Rolling of Session ID</text:h>
            <text:p text:style-name="P2">You should roll session ID whenever elevation occurs, e.g when a user logs in, the session ID of the session should be changed, since it's importance is changed. </text:p>
            <text:h text:style-name="P26" text:outline-level="3"><text:bookmark text:name="Exposed_Session_ID"/>Exposed Session ID</text:h>
            <text:p text:style-name="P2">Session IDs are considered confidential, your application should not expose them anywhere (specially when bound to a logged in user). Try not to use URLs as session ID medium. </text:p>
            <text:p text:style-name="P2">Transfer session ID over TLS whenever session holds confidential information, otherwise a passive attacker would be able to perform session hijacking. </text:p>
            <text:h text:style-name="P26" text:outline-level="3"><text:bookmark text:name="Session_Fixation"/>Session Fixation</text:h>
            <text:p text:style-name="Text_20_body"><text:span text:style-name="T2">Invalidate the Session id after user login (or even after each request) with </text:span><text:a xlink:type="simple" xlink:href="http://www.php.net/session_regenerate_id" text:style-name="Internet_20_link" text:visited-style-name="Visited_20_Internet_20_Link">session_regenerate_id()</text:a><text:span text:style-name="T2">. </text:span></text:p>
            <text:h text:style-name="P26" text:outline-level="3"><text:bookmark text:name="Session_Expiration"/>Session Expiration</text:h>
            <text:p text:style-name="P2">A session should expire after a certain amount of inactivity, and after a certain time of activity as well. The expiration process means invalidating and removing a session, and creating a new one when another request is met. </text:p>
            <text:p text:style-name="P2">Also keep the <text:span text:style-name="T4">log out</text:span> button close, and unset all traces of the session on log out. </text:p>
            <text:h text:style-name="P25" text:outline-level="4"><text:bookmark text:name="Inactivity_Timeout"/>Inactivity Timeout</text:h>
            <text:p text:style-name="P2">Expire a session if current request is X seconds later than the last request. For this you should update session data with time of the request each time a request is made. The common practice time is 30 minutes, but highly depends on application criteria. </text:p>
            <text:p text:style-name="P2">This expiration helps when a user is logged in on a publicly accessible machine, but forgets to log out. It also helps with session hijacking. </text:p>
            <text:h text:style-name="P25" text:outline-level="4"><text:bookmark text:name="General_Timeout"/>General Timeout</text:h>
            <text:p text:style-name="P2">Expire a session if current session has been active for a certain amount of time, even if active. This helps keeping track of things. The amount differs but something between a day and a week is usually good. To implement this you need to store start time of a session. </text:p>
            <text:h text:style-name="P26" text:outline-level="3"><text:bookmark text:name="Cookies"/>Cookies</text:h>
            <text:p text:style-name="P2">Handling cookies in a PHP script has some tricks to it: </text:p>
            <text:h text:style-name="P25" text:outline-level="4"><text:bookmark text:name="Never_Serialize"/><text:soft-page-break/>Never Serialize</text:h>
            <text:p text:style-name="P2">Never serialize data stored in a cookie. It can easily be manipulated, resulting in adding variables to your scope. </text:p>
            <text:h text:style-name="P25" text:outline-level="4"><text:bookmark text:name="Proper_Deletion"/>Proper Deletion</text:h>
            <text:p text:style-name="P2">To delete a cookie safely, use the following snippet: </text:p>
            <text:p text:style-name="P28">setcookie ($name, "", 1);</text:p>
            <text:p text:style-name="P28">setcookie ($name, false);</text:p>
            <text:p text:style-name="P30">unset($_COOKIE[$name]);</text:p>
            <text:p text:style-name="P2">The first line ensures that cookie expires in browser, the second line is the standard way of removing a cookie (thus you can't store false in a cookie). The third line removes the cookie from your script. Many guides tell developers to use time() - 3600 for expiry, but it might not work if browser time is not correct. </text:p>
            <text:p text:style-name="P2">You can also use <text:span text:style-name="T4">session_name()</text:span> to retrieve the name default PHP session cookie. </text:p>
            <text:h text:style-name="P25" text:outline-level="4"><text:bookmark text:name="HTTP_Only"/>HTTP Only</text:h>
            <text:p text:style-name="P2">Most modern browsers support HTTP-only cookies. These cookies are only accessible via HTTP(s) requests and not JavaScript, so XSS snippets can not access them. They are very good practice, but are not satisfactory since there are many flaws discovered in major browsers that lead to exposure of HTTP only cookies to JavaScript. </text:p>
            <text:p text:style-name="Text_20_body"><text:span text:style-name="T2">To use HTTP-only cookies in PHP (5.2+), you should perform session cookie setting </text:span><text:a xlink:type="simple" xlink:href="http://php.net/manual/en/function.setcookie.php" text:style-name="Internet_20_link" text:visited-style-name="Visited_20_Internet_20_Link">manually</text:a><text:span text:style-name="T2"> (not using </text:span><text:span text:style-name="T3">session_start</text:span><text:span text:style-name="T2">): </text:span></text:p>
            <text:p text:style-name="P28">#prototype</text:p>
            <text:p text:style-name="P30">bool setcookie ( string $name [, string $value [, int $expire = 0 [, string $path [, string $domain [, bool $secure = false [, bool $httponly = false ]]]]]] )</text:p>
            <text:p text:style-name="P28">#usage</text:p>
            <text:p text:style-name="P28">if (!setcookie("MySessionID", $secureRandomSessionID, $generalTimeout, $applicationRootURLwithoutHost, NULL, NULL,true))</text:p>
            <text:p text:style-name="P29"><text:s text:c="4"/><text:span text:style-name="T2">echo ("could not set HTTP-only cookie");</text:span></text:p>
            <text:p text:style-name="P2">The <text:span text:style-name="T4">path</text:span> parameter sets the path which cookie is valid for, e.g if you have your website at example.com/some/folder the path should be /some/folder or other applications residing at example.com could also see your cookie. If you're on a whole domain, don't mind it. <text:span text:style-name="T4">Domain</text:span> parameter enforces the domain, if you're accessible on multiple domains or IPs ignore this, otherwise set it accordingly. If <text:span text:style-name="T4">secure</text:span> parameter is set, cookie can only be transmitted over HTTPS. See the example below: </text:p>
            <text:p text:style-name="P28">$r=setcookie("SECSESSID","1203j01j0s1209jw0s21jxd01h029y779g724jahsa9opk123973",time()+60*60*24*7 /*a week*/,"/","owasp.org",true,true);</text:p>
            <text:p text:style-name="P30">if (!$r) die("Could not set session cookie.");</text:p>
            <text:h text:style-name="P25" text:outline-level="4"><text:bookmark text:name="Internet_Explorer_issues"/>Internet Explorer issues</text:h>
            <text:p text:style-name="P2">Many version of Internet Explorer tend to have problems with cookies. Mostly setting Expire time to 0 fixes their issues. </text:p>
            <text:h text:style-name="P27" text:outline-level="2"><text:bookmark text:name="Authentication"/><text:soft-page-break/>Authentication</text:h>
            <text:h text:style-name="P26" text:outline-level="3"><text:bookmark text:name="Remember_Me"/>Remember Me</text:h>
            <text:p text:style-name="P2">Many websites implement vulnerable "remember me" features. Often, these vulnerabilities are trivially exploitable (e.g. storing <text:span text:style-name="T4">userid=13</text:span> or <text:span text:style-name="T4">username=paul&amp;password=abcdefg</text:span>). </text:p>
            <text:list xml:id="list4153031565856958676" text:style-name="L16">
              <text:list-item>
                <text:p text:style-name="P15">Rule 1: Never store username/password or any relevant information in the cookie.</text:p>
              </text:list-item>
            </text:list>
            <text:p text:style-name="P2">Instead, you should use a random token (at least 16 characters from random_bytes(), encoded however you like), which should be stored in only two places: The user's cookie and a database record. However, even this strategy is fraught with peril: Your database lookups (like most search operations) can leak timing information, which is typically visible to an attacker over the network. </text:p>
            <text:p text:style-name="Text_20_body"><text:span text:style-name="T2">To avoid side-channels, consider adopting </text:span><text:a xlink:type="simple" xlink:href="https://paragonie.com/blog/2015/04/secure-authentication-php-with-long-term-persistence#title.2.1" text:style-name="Internet_20_link" text:visited-style-name="Visited_20_Internet_20_Link">this strategy for "remember me" tokens</text:a><text:span text:style-name="T2">: </text:span></text:p>
            <text:p text:style-name="Preformatted_20_Text"><text:span text:style-name="T2">1. Generate two tokens: A </text:span><text:span text:style-name="T3">selector</text:span><text:span text:style-name="T2"> and a </text:span><text:span text:style-name="T3">verifier</text:span><text:span text:style-name="T2">, using a </text:span><text:a xlink:type="simple" xlink:href="https://secure.php.net/manual/en/book.csprng.php" text:style-name="Internet_20_link" text:visited-style-name="Visited_20_Internet_20_Link">CSPRNG</text:a><text:span text:style-name="T2">.</text:span></text:p>
            <text:p text:style-name="P28">2. Store <text:span text:style-name="T4">selector</text:span> and a SHA-384 hash of <text:span text:style-name="T4">verifier</text:span> in the database.</text:p>
            <text:p text:style-name="P30">3. Store <text:span text:style-name="T4">selector</text:span> and <text:span text:style-name="T4">verifier</text:span> together in a cookie (say: <text:span text:style-name="T4">rememberme</text:span>).</text:p>
            <text:p text:style-name="P2">When a user visits your website and they aren't authenticated, but they do have a rememberme cookie, initiate this process: </text:p>
            <text:p text:style-name="P28">1. Split the cookie into the <text:span text:style-name="T4">selector</text:span> and <text:span text:style-name="T4">verifier</text:span> compnents.</text:p>
            <text:p text:style-name="P28">2. Do a database lookup with the <text:span text:style-name="T4">selector</text:span>.</text:p>
            <text:p text:style-name="P28">3. If a row is found, grab that record.</text:p>
            <text:p text:style-name="Preformatted_20_Text"><text:span text:style-name="T2">4. Compare the SHA-384 of the user-provided </text:span><text:span text:style-name="T3">verifier</text:span><text:span text:style-name="T2"> with the value stored in the database, using </text:span><text:a xlink:type="simple" xlink:href="https://secure.php.net/hash_equals" text:style-name="Internet_20_link" text:visited-style-name="Visited_20_Internet_20_Link">hash_equals()</text:a><text:span text:style-name="T2">.</text:span></text:p>
            <text:p text:style-name="P30">5. If they match, automatically authenticate the user.</text:p>
            <text:p text:style-name="Text_20_body"><text:span text:style-name="T2">Please see </text:span><text:a xlink:type="simple" xlink:href="https://www.owasp.org/index.php/PHP_Configuration_Cheat_Sheet" text:style-name="Internet_20_link" text:visited-style-name="Visited_20_Internet_20_Link">PHP Configuration Cheat Sheet</text:a><text:span text:style-name="T2">. </text:span></text:p>
            <text:p text:style-name="Text_20_body"><text:a xlink:type="simple" xlink:href="https://www.owasp.org/index.php/User:Abbas_Naderi" text:style-name="Internet_20_link" text:visited-style-name="Visited_20_Internet_20_Link">Abbas Naderi Afooshteh</text:a><text:span text:style-name="T2"> (</text:span><text:a xlink:type="simple" xlink:href="mailto:abbas.naderi@owasp.org" text:style-name="Internet_20_link" text:visited-style-name="Visited_20_Internet_20_Link">abbas.naderi@owasp.org</text:a><text:span text:style-name="T2">) </text:span></text:p>
            <text:p text:style-name="Text_20_body"><text:a xlink:type="simple" xlink:href="https://www.owasp.org/index.php/User:Achim" text:style-name="Internet_20_link" text:visited-style-name="Visited_20_Internet_20_Link">Achim</text:a><text:span text:style-name="T2"> - </text:span><text:a xlink:type="simple" xlink:href="mailto:achim_at_owasp.org" text:style-name="Internet_20_link" text:visited-style-name="Visited_20_Internet_20_Link">Achim at owasp.org</text:a><text:span text:style-name="T2"> </text:span></text:p>
            <text:p text:style-name="Text_20_body"><text:a xlink:type="simple" xlink:href="mailto:vanderaj@owasp.org" text:style-name="Internet_20_link" text:visited-style-name="Visited_20_Internet_20_Link">Andrew van der Stock</text:a><text:span text:style-name="T2"> </text:span></text:p>
            <text:p text:style-name="Text_20_body"><text:a xlink:type="simple" xlink:href="mailto:L.Plant.98@cantab.net" text:style-name="Internet_20_link" text:visited-style-name="Visited_20_Internet_20_Link">Luke Plant</text:a><text:span text:style-name="T2"> </text:span></text:p>
            <text:p text:style-name="P2"><text:span text:style-name="T4">OWASP Cheat Sheets Project Homepage</text:span> </text:p>
            <text:list xml:id="list8721346815691295396" text:style-name="L17">
              <text:list-item>
                <text:p text:style-name="P19"><text:a xlink:type="simple" xlink:href="https://www.owasp.org/index.php/OWASP_Cheat_Sheet_Series" text:style-name="Internet_20_link" text:visited-style-name="Visited_20_Internet_20_Link"><text:span text:style-name="T2">OWASP Cheat Sheet Series</text:span></text:a></text:p>
              </text:list-item>
            </text:list>
          </text:section>
        </text:section>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ial"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pt" fo:country="B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Arial" fo:font-size="12pt" fo:language="pt" fo:country="B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Arial" fo:font-family="Arial"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WenQuanYi Micro Hei" style:font-family-asian="'WenQuanYi Micro Hei'"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WenQuanYi Micro Hei" style:font-family-asian="'WenQuanYi Micro Hei'"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WenQuanYi Micro Hei" style:font-family-asian="'WenQuanYi Micro Hei'"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WenQuanYi Micro Hei" style:font-family-asian="'WenQuanYi Micro Hei'"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4T10:40:22.362642975</meta:creation-date>
    <dc:date>2018-03-04T10:40:44.903796701</dc:date>
    <meta:editing-duration>PT23S</meta:editing-duration>
    <meta:editing-cycles>1</meta:editing-cycles>
    <meta:document-statistic meta:table-count="0" meta:image-count="0" meta:object-count="0" meta:page-count="14" meta:paragraph-count="249" meta:word-count="5040" meta:character-count="31387" meta:non-whitespace-character-count="26315"/>
    <meta:generator>LibreOffice/5.1.6.2$Linux_X86_64 LibreOffice_project/10m0$Build-2</meta:generator>
  </office:meta>
</office:document-meta>
</file>